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558c"/>
    </style:style>
    <style:style style:name="T1" style:family="text">
      <style:text-properties officeooo:rsid="000a558c"/>
    </style:style>
    <style:style style:name="T2" style:family="text">
      <style:text-properties officeooo:rsid="000b0b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is is a test and this is a static </text:span><text:span text:style-name="T2">file</text:span><text:span text:style-name="T1">. </text:span></text:p>
      <text:p text:style-name="P1"><text:span text:style-name="T1">The static folder means </text:span><text:span text:style-name="T2">the files are available to public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2:40:27.777925240</meta:creation-date>
    <dc:date>2022-10-19T12:48:10.152831212</dc:date>
    <meta:editing-duration>PT7M4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20" meta:character-count="101" meta:non-whitespace-character-count="81"/>
  </office:meta>
</office:document-meta>
</file>